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fo:color="#333333" style:font-name="Arial" fo:font-size="14pt" style:font-size-asian="14pt" style:font-size-complex="14pt"/>
    </style:style>
    <style:style style:name="P3" style:family="paragraph" style:parent-style-name="Standard">
      <style:text-properties fo:color="#1c1c1c" style:font-name="Arial" fo:font-size="14pt" style:font-size-asian="14pt" style:font-size-complex="14pt"/>
    </style:style>
    <style:style style:name="P4" style:family="paragraph" style:parent-style-name="Standard">
      <style:text-properties fo:color="#1c1c1c" style:font-name="Arial" fo:font-size="22pt" style:font-size-asian="22pt" style:font-size-complex="22pt"/>
    </style:style>
    <style:style style:name="P5" style:family="paragraph" style:parent-style-name="Standard" style:list-style-name="L1">
      <style:text-properties fo:color="#1c1c1c" style:font-name="Arial" fo:font-size="14pt" style:font-size-asian="14pt" style:font-size-complex="14pt"/>
    </style:style>
    <style:style style:name="P6" style:family="paragraph" style:parent-style-name="Standard">
      <style:text-properties fo:color="#333333" style:font-name="Arial" fo:font-size="14pt" style:font-size-asian="14pt" style:font-size-complex="14pt"/>
    </style:style>
    <style:style style:name="P7" style:family="paragraph" style:parent-style-name="Standard">
      <style:text-properties fo:color="#333333" style:font-name="Arial" fo:font-size="14pt" officeooo:rsid="0008ad1e" officeooo:paragraph-rsid="0008ad1e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un, Project 001 “Libion”</text:p>
      <text:p text:style-name="P1"/>
      <text:p text:style-name="P2">Het eerste project waar ik aan ga werken is het recreëren van een standaard functie library voor C. Ik heb de opdrachten van een C bootcamp klaar staan en zal hier mijn project ruw op baseren.</text:p>
      <text:p text:style-name="P2">Het hoofddoel van dit project is om comfortabel te raken met de omgeving van het Computerhuis, en op te warmen voor grotere uitdagingen.</text:p>
      <text:p text:style-name="P3"/>
      <text:p text:style-name="P3">Verwachtte tijds spanne: 4 weken</text:p>
      <text:list xml:id="list2805440846" text:style-name="L1">
        <text:list-item>
          <text:p text:style-name="P5"><text:span text:style-name="T1">Computer opzetten;</text:span> Git aanmaken, makefiles en folderstructuur.</text:p>
        </text:list-item>
        <text:list-item>
          <text:p text:style-name="P5"><text:span text:style-name="T1">Input/output;</text:span> print, atoi, itoa, string manipulation, swap, whitespaces.</text:p>
        </text:list-item>
        <text:list-item>
          <text:p text:style-name="P5"><text:span text:style-name="T1">Mathematics; </text:span>range, fibonacci, primes, converting bases, encoding/decoding</text:p>
        </text:list-item>
        <text:list-item>
          <text:p text:style-name="P5"><text:span text:style-name="T1">Supporting functions;</text:span> program info, foreach, map, lists</text:p>
        </text:list-item>
      </text:list>
      <text:p text:style-name="P2"/>
      <text:p text:style-name="P2">Het idee is dat ik zo ver mogelijk probeer te komen binnen deze blokken. </text:p>
      <text:p text:style-name="P2">Aan het einde kan ik een presentatie maken van wat ik bereikt heb. Dit kan in m'n CV om te laten zien wat mijn stijl is.</text:p>
      <text:p text:style-name="P2"/>
      <text:p text:style-name="P2"/>
      <text:p text:style-name="P7">NOTES:</text:p>
      <text:p text:style-name="P7">Eerste blok liep ik een beetje voor op het schema en ben ik vast begonnen aan dingen voor het tweede blok.</text:p>
      <text:p text:style-name="P7">Tweede blok liep ik vast op strrev, dit heebt mij 3 dagen gekost om door te werken.</text:p>
      <text:p text:style-name="P7">Deerde blok zat ik niet zo lekker in m’n vel en heb ik 1 dag niet aanwezig kunnen zijn, en een tweede niet effectief kunnen zijn.</text:p>
      <text:p text:style-name="P7"/>
      <text:p text:style-name="P7">Rekening houden in planning met onproductieve dage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un </meta:initial-creator>
    <meta:creation-date>2020-09-07T10:20:43.01</meta:creation-date>
    <dc:date>2020-09-23T09:22:32.533000000</dc:date>
    <meta:editing-duration>PT3M41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5" meta:word-count="213" meta:character-count="1226" meta:non-whitespace-character-count="1031"/>
  </office:meta>
</office:document-meta>
</file>